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Πίνακας4" style:family="table">
      <style:table-properties style:width="18cm" table:align="left"/>
    </style:style>
    <style:style style:name="Πίνακας4.A" style:family="table-column">
      <style:table-column-properties style:column-width="7.384cm"/>
    </style:style>
    <style:style style:name="Πίνακας4.B" style:family="table-column">
      <style:table-column-properties style:column-width="4.306cm"/>
    </style:style>
    <style:style style:name="Πίνακας4.C" style:family="table-column">
      <style:table-column-properties style:column-width="6.311cm"/>
    </style:style>
    <style:style style:name="Πίνακας4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able_20_Contents">
      <style:paragraph-properties fo:margin-top="0cm" fo:margin-bottom="0cm" style:contextual-spacing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ext_20_body" style:master-page-name="HTML">
      <style:paragraph-properties style:page-number="auto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>
      <style:paragraph-properties fo:margin-top="0cm" fo:margin-bottom="0cm" style:contextual-spacing="false"/>
    </style:style>
    <style:style style:name="P15" style:family="paragraph" style:parent-style-name="Text_20_body" style:list-style-name="L1">
      <style:paragraph-properties fo:margin-top="0cm" fo:margin-bottom="0cm" style:contextual-spacing="false"/>
    </style:style>
    <style:style style:name="P16" style:family="paragraph" style:parent-style-name="Text_20_body" style:list-style-name="L2">
      <style:paragraph-properties fo:margin-top="0cm" fo:margin-bottom="0cm" style:contextual-spacing="false"/>
    </style:style>
    <style:style style:name="P17" style:family="paragraph" style:parent-style-name="Text_20_body" style:list-style-name="L3">
      <style:paragraph-properties fo:margin-top="0cm" fo:margin-bottom="0cm" style:contextual-spacing="false"/>
    </style:style>
    <style:style style:name="P18" style:family="paragraph" style:parent-style-name="Text_20_body" style:list-style-name="L4">
      <style:paragraph-properties fo:margin-top="0cm" fo:margin-bottom="0cm" style:contextual-spacing="false"/>
    </style:style>
    <style:style style:name="P19" style:family="paragraph" style:parent-style-name="Text_20_body" style:list-style-name="L5">
      <style:paragraph-properties fo:margin-top="0cm" fo:margin-bottom="0cm" style:contextual-spacing="false"/>
    </style:style>
    <style:style style:name="P20" style:family="paragraph" style:parent-style-name="Text_20_body" style:list-style-name="L6">
      <style:paragraph-properties fo:margin-top="0cm" fo:margin-bottom="0cm" style:contextual-spacing="false"/>
    </style:style>
    <style:style style:name="P21" style:family="paragraph" style:parent-style-name="Text_20_body" style:list-style-name="L7">
      <style:paragraph-properties fo:margin-top="0cm" fo:margin-bottom="0cm" style:contextual-spacing="false"/>
    </style:style>
    <style:style style:name="T1" style:family="text">
      <style:text-properties fo:font-style="italic"/>
    </style:style>
    <style:style style:name="T2" style:family="text">
      <style:text-properties fo:font-size="8.25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file:///media/pdpuser/20BF-642D/υλοποιημένες%20ασκήσεις/Linux%20installation%20-%20SugarCRM%20Support.html" xlink:type="simple">
          <form:properties>
            <form:property form:property-name="PropertyChangeNotificationEnabled" office:value-type="boolean" office:boolean-value="true"/>
          </form:properties>
          <form:hidden form:name="bgresponse" form:control-implementation="ooo:com.sun.star.form.component.HiddenControl" xml:id="control1" form:id="control1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section text:style-name="Sect1" text:name="main">
        <text:p text:style-name="Heading_20_1">Εγκατάσταση Linux</text:p>
        <text:h text:style-name="Heading_20_2" text:outline-level="2">Επισκόπηση</text:h>
        <text:p text:style-name="Text_20_body">Μπορείτε να εγκαταστήσετε το Sugar FastStack με βασική εγκατάσταση ή εξατομικευμένη. Η τυπική εγκατάσταση συνίσταται, αλλά μπορείτε να επιλέξετε την εξατομικευμένη αν: <text:s/></text:p>
        <text:list xml:id="list5166330513318273103" text:style-name="L2">
          <text:list-item>
            <text:p text:style-name="P16">Δεν θέλετε να <text:s/>χρησιμοποιήσετε τον Admin User ως τον διαχειριστή <text:s/>της <text:s/>Sugar βάσης δεδομένων.</text:p>
          </text:list-item>
          <text:list-item>
            <text:p text:style-name="P8">Θέλετε να <text:s/>Want to προσδιορίσετε τις τοπικές ρυθμίσεις. </text:p>
          </text:list-item>
        </text:list>
        <text:p text:style-name="Text_20_body">Το Sugar FastStack ελιναι διαθέσιμο για το MySQL server 5.0.37, που περιλαμβάνει την <text:s/>PHP 5.2.5 και τον <text:s/>Apache 2.0.59.</text:p>
        <text:h text:style-name="Heading_20_2" text:outline-level="2">Προαπαιτούμενα εγκατάστασης</text:h>
        <text:p text:style-name="Text_20_body">Ελάχιστη μνήμη <text:s/>1GB. Παρόλα αυτά συνιστάται μέγεθος μνήμης 2GB.</text:p>
        <text:p text:style-name="Text_20_body">Το FastStack εγκαθιστά και τρέχει τον <text:s/>Apache server ως nobody user. Πριν ξεκινήσετε την εγκατάσταση, βεβαιωθείτε ότι ο χρήστης nobody έχει πλήρη άδεια για Ανάγνωση και Εκτέλεση στο μονοπάτι της τοποθεσίας εγκατάστασης. </text:p>
        <text:h text:style-name="Heading_20_2" text:outline-level="2"><text:bookmark text:name="Performing_a_typical_installation_of_Sugar_FastStack"/>Κάνοντας τυπική εγκατάσταση του <text:s/>Sugar FastStack</text:h>
        <text:p text:style-name="Text_20_body">Ακολουθήστε την διαδικασία παρακάτω για να κάνετε την βασική εγκατάσταση του <text:s/>Sugar FastStack.</text:p>
        <table:table table:name="Πίνακας4" table:style-name="Πίνακας4">
          <table:table-column table:style-name="Πίνακας4.A"/>
          <table:table-column table:style-name="Πίνακας4.B"/>
          <table:table-column table:style-name="Πίνακας4.C"/>
          <table:table-row>
            <table:table-cell table:style-name="Πίνακας4.A1" office:value-type="string">
              <text:p text:style-name="P3">Εργασία</text:p>
            </table:table-cell>
            <table:table-cell table:style-name="Πίνακας4.A1" office:value-type="string">
              <text:p text:style-name="P3">Αποτέλεσμα</text:p>
            </table:table-cell>
            <table:table-cell table:style-name="Πίνακας4.A1" office:value-type="string">
              <text:p text:style-name="P3">Σχόλια</text:p>
            </table:table-cell>
          </table:table-row>
          <table:table-row>
            <table:table-cell table:style-name="Πίνακας4.A1" office:value-type="string">
              <text:p text:style-name="P3">1. Πηγαίνετε στον ιστοτόπο του Sugar και κατεβάστε το εκτελέσιμο αρχείο του Sugar FastStack το sugarcrm-CE-6.5.0-linux-installer.bin.</text:p>
            </table:table-cell>
            <table:table-cell table:style-name="Πίνακας4.A1" office:value-type="string">
              <text:p text:style-name="P5"/>
            </table:table-cell>
            <table:table-cell table:style-name="Πίνακας4.A1" office:value-type="string">
              <text:p text:style-name="P5"/>
            </table:table-cell>
          </table:table-row>
          <table:table-row>
            <table:table-cell table:style-name="Πίνακας4.A1" office:value-type="string">
              <text:p text:style-name="P3">2. Πλοηγηθείτε στην τοποθεσία όπου αποθηκεύσατε <text:s/>το αρχείο και κάντε διπλό κλικ στο αρχείο για να ξεκινήσει η εγκατάσταση.</text:p>
            </table:table-cell>
            <table:table-cell table:style-name="Πίνακας4.A1" office:value-type="string">
              <text:p text:style-name="P3">Αυτό εμφανίζει τη σελίδα <text:s/>Sugar Setup.</text:p>
            </table:table-cell>
            <table:table-cell table:style-name="Πίνακας4.A1" office:value-type="string">
              <text:p text:style-name="P5"/>
            </table:table-cell>
          </table:table-row>
          <table:table-row>
            <table:table-cell table:style-name="Πίνακας4.A1" office:value-type="string">
              <text:p text:style-name="P3">3. Πιέστε το <text:s/>Forward.</text:p>
            </table:table-cell>
            <table:table-cell table:style-name="Πίνακας4.A1" office:value-type="string">
              <text:p text:style-name="P3">Αυτό εμφανίζει τη σελίδα του φακέλου εγκατάστασης.</text:p>
            </table:table-cell>
            <table:table-cell table:style-name="Πίνακας4.A1" office:value-type="string">
              <text:p text:style-name="P5"/>
            </table:table-cell>
          </table:table-row>
          <table:table-row>
            <table:table-cell table:style-name="Πίνακας4.A1" office:value-type="string">
              <text:p text:style-name="P3">4. Εισάγετε τη διαδρομή όπου επιθυμείτε να εγκαταστήσετε το Sugar <text:s/>και πιέστε το Forward.</text:p>
            </table:table-cell>
            <table:table-cell table:style-name="Πίνακας4.A1" office:value-type="string">
              <text:p text:style-name="P3">Αυτό εμφανίζει τη σελίδα επιλογής των συστατικών τμημάτων </text:p>
            </table:table-cell>
            <table:table-cell table:style-name="Πίνακας4.A1" office:value-type="string">
              <text:p text:style-name="P5"/>
            </table:table-cell>
          </table:table-row>
          <table:table-row>
            <table:table-cell table:style-name="Πίνακας4.A1" office:value-type="string">
              <text:p text:style-name="P3">5. (Προεραιτικά) Αποεπιλέξτε την επιλογή εγκατάστασης της phpMyAdmin πριν συνεχίσετε στο επόμενο βήμα και πατήστε Forward αν δεν θέλετε να εγκαταστήσετε την <text:s/>phpMyAdmin. </text:p>
            </table:table-cell>
            <table:table-cell table:style-name="Πίνακας4.A1" office:value-type="string">
              <text:p text:style-name="P3">Αυτό εμφανίζει τη σελίδα επιλογής τύπου εγκατάστασης.</text:p>
            </table:table-cell>
            <table:table-cell table:style-name="Πίνακας4.A1" office:value-type="string">
              <text:p text:style-name="P5"/>
            </table:table-cell>
          </table:table-row>
          <table:table-row>
            <table:table-cell table:style-name="Πίνακας4.A1" office:value-type="string">
              <text:p text:style-name="P3">6. Επιλέξτε την βασική εγκατάσταση και πατήστε <text:s/>Forward.</text:p>
            </table:table-cell>
            <table:table-cell table:style-name="Πίνακας4.A1" office:value-type="string">
              <text:p text:style-name="P3">Αυτό εμφανίζει τη σελίδα τη σελίδα <text:soft-page-break/>Ονόματος Συστήματος με την διεύθυνση IP.</text:p>
            </table:table-cell>
            <table:table-cell table:style-name="Πίνακας4.A1" office:value-type="string">
              <text:p text:style-name="P5"/>
            </table:table-cell>
          </table:table-row>
          <table:table-row>
            <table:table-cell table:style-name="Πίνακας4.A1" office:value-type="string">
              <text:p text:style-name="P3">7. Εισάγετε ένα όνομα για το Sugar και πατήστε <text:s/>Forward.</text:p>
            </table:table-cell>
            <table:table-cell table:style-name="Πίνακας4.A1" office:value-type="string">
              <text:p text:style-name="P3">Αυτό εμφανίζει τη σελίδα τη σελίδα του κωδικού του SugarCRM Admin.</text:p>
            </table:table-cell>
            <table:table-cell table:style-name="Πίνακας4.A1" office:value-type="string">
              <text:p text:style-name="P3">Το όνομα συστήματος του Sugar είναι το όνομα που θα εμφανίζετε στην γραμμή <text:s/>του τίτλου στον φυλλομετρητή. <text:s/></text:p>
            </table:table-cell>
          </table:table-row>
          <table:table-row>
            <table:table-cell table:style-name="Πίνακας4.A1" office:value-type="string">
              <text:p text:style-name="P3">8. Εισάγετε τον κωδικό με τον οποίο ο διαχειριστής του Sugar θα χρησιμοποιεί για να συνδεθεί στο Sugar και πατήστε Επόμενο.</text:p>
            </table:table-cell>
            <table:table-cell table:style-name="Πίνακας4.A1" office:value-type="string">
              <text:p text:style-name="P3">Αυτό εμφανίζει την σελίδα των δοκιμαστικών δεδομένων.</text:p>
            </table:table-cell>
            <table:table-cell table:style-name="Πίνακας4.A1" office:value-type="string">
              <text:p text:style-name="P5"/>
            </table:table-cell>
          </table:table-row>
          <table:table-row>
            <table:table-cell table:style-name="Πίνακας4.A1" office:value-type="string">
              <text:p text:style-name="P3">9. Επιλέξτε Ναι για να γεμίσετε τη βάση δεδομένων με τα δοκιμαστικά δεδομένα αλλιώς επιλέξτε Όχι. Για Υποστήριξη <text:s/>χαρακτήρων πολλαπλών Byte πατήστςε Ναι <text:s/>(multibyte).</text:p>
            </table:table-cell>
            <table:table-cell table:style-name="Πίνακας4.A1" office:value-type="string">
              <text:p text:style-name="P5"/>
            </table:table-cell>
            <table:table-cell table:style-name="Πίνακας4.A1" office:value-type="string">
              <text:p text:style-name="P5"/>
            </table:table-cell>
          </table:table-row>
          <table:table-row>
            <table:table-cell table:style-name="Πίνακας4.A1" office:value-type="string">
              <text:p text:style-name="P3">10. Πατήστε Επόμενο .</text:p>
            </table:table-cell>
            <table:table-cell table:style-name="Πίνακας4.A1" office:value-type="string">
              <text:p text:style-name="P3">Αυτό εμφανίζει τη σελίδα του <text:s/>Web Server Domain <text:s/>με προεπιλεγμένη διεύθυνση <text:s/>IP.</text:p>
            </table:table-cell>
            <table:table-cell table:style-name="Πίνακας4.A1" office:value-type="string">
              <text:p text:style-name="P5"/>
            </table:table-cell>
          </table:table-row>
          <table:table-row>
            <table:table-cell table:style-name="Πίνακας4.A1" office:value-type="string">
              <text:p text:style-name="P3">11. Πατήστε Επόμενο .</text:p>
            </table:table-cell>
            <table:table-cell table:style-name="Πίνακας4.A1" office:value-type="string">
              <text:p text:style-name="P3">Εμφανίζει την σελίδα της θύρας DB.</text:p>
            </table:table-cell>
            <table:table-cell table:style-name="Πίνακας4.A1" office:value-type="string">
              <text:p text:style-name="P5"/>
            </table:table-cell>
          </table:table-row>
          <table:table-row>
            <table:table-cell table:style-name="Πίνακας4.A1" office:value-type="string">
              <text:p text:style-name="P3">12. Πατήστε Επόμενο .</text:p>
            </table:table-cell>
            <table:table-cell table:style-name="Πίνακας4.A1" office:value-type="string">
              <text:p text:style-name="P5"/>
            </table:table-cell>
            <table:table-cell table:style-name="Πίνακας4.A1" office:value-type="string">
              <text:p text:style-name="P3">Αν ο εγκαταστάτης δεν μπορεί να συσχετίσει τον αριθμό <text:s/>προεπιλεγμένης <text:s/>θύρας DB, εισαγάγετε άλλον αριθμό</text:p>
            </table:table-cell>
          </table:table-row>
          <table:table-row>
            <table:table-cell table:style-name="Πίνακας4.A1" office:value-type="string">
              <text:p text:style-name="P3">13. Πατήστε Επόμενο .</text:p>
            </table:table-cell>
            <table:table-cell table:style-name="Πίνακας4.A1" office:value-type="string">
              <text:p text:style-name="P3">Εμφανίζει την σελίδα των διαπιστευτηρίων της <text:s/>MySQL.</text:p>
            </table:table-cell>
            <table:table-cell table:style-name="Πίνακας4.A1" office:value-type="string">
              <text:p text:style-name="P5"/>
            </table:table-cell>
          </table:table-row>
          <table:table-row>
            <table:table-cell table:style-name="Πίνακας4.A1" office:value-type="string">
              <text:p text:style-name="P3">14. Εισάγετε τον κωδικό για τον χρήστη root, ξαναείσαγετε για επιβεβαίωση και πατήστε Επόμενο. </text:p>
            </table:table-cell>
            <table:table-cell table:style-name="Πίνακας4.A1" office:value-type="string">
              <text:p text:style-name="P3">Εμφανίζει την σελίδα κωδικού του PHP MyAdmin.</text:p>
            </table:table-cell>
            <table:table-cell table:style-name="Πίνακας4.A1" office:value-type="string">
              <text:p text:style-name="P5"/>
            </table:table-cell>
          </table:table-row>
          <table:table-row>
            <table:table-cell table:style-name="Πίνακας4.A1" office:value-type="string">
              <text:p text:style-name="P3">15. Εισάγετε έναν κωδικό για τον διαχειριστή τηςEnter a password for the administrator of phpMyAdmin, reenter it to confirm, and click Forward.</text:p>
            </table:table-cell>
            <table:table-cell table:style-name="Πίνακας4.A1" office:value-type="string">
              <text:p text:style-name="P3">This displays the Ready to Install page.</text:p>
            </table:table-cell>
            <table:table-cell table:style-name="Πίνακας4.A1" office:value-type="string">
              <text:p text:style-name="P5"/>
            </table:table-cell>
          </table:table-row>
          <table:table-row>
            <table:table-cell table:style-name="Πίνακας4.A1" office:value-type="string">
              <text:p text:style-name="P3">16. Click Forward.</text:p>
            </table:table-cell>
            <table:table-cell table:style-name="Πίνακας4.A1" office:value-type="string">
              <text:p text:style-name="P3">The installation process begins.</text:p>
            </table:table-cell>
            <table:table-cell table:style-name="Πίνακας4.A1" office:value-type="string">
              <text:p text:style-name="P3">The Completing the SugarCRM Setup Wizard page displays after the installation is complete with the option to launch SugarCRM pre-selected.</text:p>
            </table:table-cell>
          </table:table-row>
          <table:table-row>
            <table:table-cell table:style-name="Πίνακας4.A1" office:value-type="string">
              <text:p text:style-name="P3">17. Click Finish to launch Sugar.</text:p>
            </table:table-cell>
            <table:table-cell table:style-name="Πίνακας4.A1" office:value-type="string">
              <text:p text:style-name="P3">This displays the Sugar login page.</text:p>
            </table:table-cell>
            <table:table-cell table:style-name="Πίνακας4.A1" office:value-type="string">
              <text:p text:style-name="P3">You can now log into Sugar as an administrator with the password that you specified earlier during installation.</text:p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font-name-asian="WenQuanYi Micro Hei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color="#e61718"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color="#e61718" style:font-name="Times New Roman" fo:font-family="'Times New Roman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color="#e61718" style:font-name="Times New Roman" fo:font-family="'Times New Roman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color="#e61718" style:font-name="Times New Roman" fo:font-family="'Times New Roman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color="#e61718" style:font-name="Times New Roman" fo:font-family="'Times New Roman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color="#e61718" style:font-name="Times New Roman" fo:font-family="'Times New Roman'" style:font-family-generic="roman" style:font-pitch="variable" fo:font-size="7pt" fo:font-weight="bold" style:font-name-asian="WenQuanYi Micro Hei" style:font-family-asian="'WenQuanYi Micro Hei'" style:font-family-generic-asian="system" style:font-pitch-asian="variable" style:font-size-asian="7pt" style:font-weight-asian="bold" style:font-name-complex="Lohit Hindi" style:font-family-complex="'Lohit Hindi'" style:font-family-generic-complex="system" style:font-pitch-complex="variable" style:font-size-complex="7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nux installation - SugarCRM Support </dc:title>
    <meta:generator>LibreOffice/4.2.3.3$Linux_x86 LibreOffice_project/420m0$Build-3</meta:generator>
    <dc:date>2014-07-21T19:19:27.776533740</dc:date>
    <meta:editing-duration>PT43M32S</meta:editing-duration>
    <meta:editing-cycles>20</meta:editing-cycles>
    <meta:document-statistic meta:table-count="1" meta:image-count="0" meta:object-count="0" meta:page-count="2" meta:paragraph-count="49" meta:word-count="510" meta:character-count="3423" meta:non-whitespace-character-count="2929"/>
    <meta:user-defined meta:name=""/>
    <meta:user-defined meta:name="google-site-verification">Ty6_PWZJdO7A6jwnkYj1axry76GI1h-CuY81TrY9mbc</meta:user-defined>
    <meta:user-defined meta:name="viewport">width=device-width</meta:user-defined>
  </office:meta>
</office:document-meta>
</file>